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co60" style:family="table-column">
      <style:table-column-properties fo:break-before="auto" style:column-width="39.02mm"/>
    </style:style>
    <style:style style:name="co61" style:family="table-column">
      <style:table-column-properties fo:break-before="auto" style:column-width="75.79mm"/>
    </style:style>
    <style:style style:name="co62" style:family="table-column">
      <style:table-column-properties fo:break-before="auto" style:column-width="119.91mm"/>
    </style:style>
    <style:style style:name="co63" style:family="table-column">
      <style:table-column-properties fo:break-before="auto" style:column-width="83.41mm"/>
    </style:style>
    <style:style style:name="co64" style:family="table-column">
      <style:table-column-properties fo:break-before="auto" style:column-width="209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25" style:family="table-row">
      <style:table-row-properties style:row-height="14.29mm" fo:break-before="auto" style:use-optimal-row-height="true"/>
    </style:style>
    <style:style style:name="ro26" style:family="table-row">
      <style:table-row-properties style:row-height="12.44mm" fo:break-before="auto" style:use-optimal-row-height="true"/>
    </style:style>
    <style:style style:name="ro27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4.76mm" fo:break-before="auto" style:use-optimal-row-height="true"/>
    </style:style>
    <style:style style:name="ro29" style:family="table-row">
      <style:table-row-properties style:row-height="8.47mm" fo:break-before="auto" style:use-optimal-row-height="true"/>
    </style:style>
    <style:style style:name="ro21" style:family="table-row">
      <style:table-row-properties style:row-height="11.84mm" fo:break-before="auto" style:use-optimal-row-height="true"/>
    </style:style>
    <style:style style:name="ro22" style:family="table-row">
      <style:table-row-properties style:row-height="19.21mm" fo:break-before="auto" style:use-optimal-row-height="true"/>
    </style:style>
    <style:style style:name="ro23" style:family="table-row">
      <style:table-row-properties style:row-height="22.63mm" fo:break-before="auto" style:use-optimal-row-height="true"/>
    </style:style>
    <style:style style:name="ro24" style:family="table-row">
      <style:table-row-properties style:row-height="29.47mm" fo:break-before="auto" style:use-optimal-row-height="true"/>
    </style:style>
    <style:style style:name="ro30" style:family="table-row">
      <style:table-row-properties style:row-height="36.32mm" fo:break-before="auto" style:use-optimal-row-height="true"/>
    </style:style>
    <style:style style:name="ro31" style:family="table-row">
      <style:table-row-properties style:row-height="42.63mm" fo:break-before="auto" style:use-optimal-row-height="true"/>
    </style:style>
    <style:style style:name="ro32" style:family="table-row">
      <style:table-row-properties style:row-height="56.85mm" fo:break-before="auto" style:use-optimal-row-height="true"/>
    </style:style>
    <style:style style:name="ro33" style:family="table-row">
      <style:table-row-properties style:row-height="26.05mm" fo:break-before="auto" style:use-optimal-row-height="true"/>
    </style:style>
    <style:style style:name="ro34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2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ff" style:vertical-align="top"/>
    </style:style>
    <style:style style:name="ce38" style:family="table-cell" style:parent-style-name="Default">
      <style:table-cell-properties fo:background-color="#ff3333" style:vertical-align="top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6" style:family="table-cell" style:parent-style-name="Default">
      <style:table-cell-properties style:vertical-align="top"/>
      <style:text-properties fo:color="#5983b0"/>
    </style:style>
    <style:style style:name="ce45" style:family="table-cell" style:parent-style-name="Default">
      <style:table-cell-properties fo:background-color="#99ccff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3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4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5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" style:family="text">
      <style:text-properties fo:color="#008000" style:font-name-asian="DejaVu Sans Mono" style:font-size-asian="8.5pt" style:font-name-complex="DejaVu Sans Mono" style:font-size-complex="8.5pt"/>
    </style:style>
    <style:style style:name="T7" style:family="text">
      <style:text-properties fo:color="#000000" style:font-name-asian="DejaVu Sans Mono" style:font-size-asian="8.5pt" style:font-name-complex="DejaVu Sans Mono" style:font-size-complex="8.5pt"/>
    </style:style>
    <style:style style:name="T8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9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0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8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9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1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2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3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34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00" style:font-name-asian="DejaVu Sans Mono" style:font-size-asian="8.5pt" style:font-name-complex="DejaVu Sans Mono" style:font-size-complex="8.5pt"/>
    </style:style>
    <style:style style:name="T3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3" style:family="text">
      <style:text-properties style:font-name-asian="Consolas" style:font-size-asian="9.5pt" style:font-name-complex="Consolas" style:font-size-complex="9.5pt"/>
    </style:style>
    <style:style style:name="T54" style:family="text">
      <style:text-properties style:text-position="super 58%"/>
    </style:style>
    <style:style style:name="T55" style:family="text">
      <style:text-properties fo:color="#5983b0"/>
    </style:style>
    <style:style style:name="T4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4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51" style:family="text">
      <style:text-properties fo:color="#008000" style:font-name-asian="DejaVu Sans Mono" style:font-name-complex="DejaVu Sans Mono" style:font-size-asian="8.5pt" style:font-size-complex="8.5pt"/>
    </style:style>
    <style:style style:name="T52" style:family="text">
      <style:text-properties style:font-name-asian="DejaVu Sans Mono" style:font-name-complex="DejaVu Sans Mono" style:font-size-asian="8.5pt" style:font-size-complex="8.5pt" fo:color="#000000"/>
    </style:style>
    <style:style style:name="T56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7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59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60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4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65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6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69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8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8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3" style:family="text">
      <style:text-properties style:font-name-asian="DejaVu Sans Mono" style:font-name-complex="DejaVu Sans Mono" style:font-size-asian="8.5pt" style:font-size-complex="8.5pt" fo:color="#008000"/>
    </style:style>
    <style:style style:name="T84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8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8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8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8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5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9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0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1" style:family="text">
      <style:text-properties style:font-name-asian="Consolas" style:font-name-complex="Consolas" style:font-size-asian="9.5pt" style:font-size-complex="9.5pt"/>
    </style:style>
    <style:style style:name="T10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46"> &gt; 1st terminal remote host = [broadcast]</text:span></text:p>
            <text:p> &gt; 1st terminal ports = 10000 / 10001</text:p>
            <text:p><text:span text:style-name="T46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46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46"> &gt; 1st terminal remote host = 192.168.188.255</text:span></text:p>
            <text:p> &gt; 1st terminal ports = 10000 / 10001</text:p>
            <text:p><text:span text:style-name="T46"> &gt; 1st terminal interface = network interface</text:span></text:p>
            <text:p><text:span text:style-name="T46"> &gt; 2nd terminal remote host = 192.168.188.255</text:span></text:p>
            <text:p> &gt; 2nd terminal ports = 10001 / 10000</text:p>
            <text:p><text:span text:style-name="T46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46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46"> &gt; Remote host = 192.168.188.255</text:span></text:p>
            <text:p><text:span text:style-name="T46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46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46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46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46">Create a UDP Server</text:span></text:p>
            <text:p><text:span text:style-name="T46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46">[On YAT DevelopmentComputer]</text:span></text:p>
            <text:p>Create a terminal using UDP/IP Client</text:p>
            <text:p> &gt; Remote host = [broadcast]</text:p>
            <text:p><text:span text:style-name="T46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46">No XOn/XOff characters are shown</text:span></text:p>
            <text:p><text:span text:style-name="T46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46"> &gt; Combined A = ABCD&lt;BEL&gt;&lt;BS&gt;&lt;TAB&gt;XYZ</text:span></text:p>
            <text:p><text:span text:style-name="T46"> &gt; Combined B = ABCD&lt;BEL&gt;&lt;TAB&gt;&lt;BS&gt;XYZ</text:span></text:p>
            <text:p><text:span text:style-name="T46"> &gt; Partial line = ABCDEF\!(NoEOL)</text:span></text:p>
            <text:p><text:span text:style-name="T46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(&lt;TS&gt;) ABC&lt;BEL&gt;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(&lt;TS&gt;) 41h 42h 43h <text:s/>&lt;BEL&gt; <text:s/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(&lt;TS&gt;) A B C <text:s/>&lt;BEL&gt; <text:s/>X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(&lt;TS&gt;) ABC&lt;BEL&gt;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47">(&lt;TS&gt;)</text:span><text:span text:style-name="T48"> </text:span><text:span text:style-name="T49">ABCD</text:span><text:span text:style-name="T50">&lt;BEL&gt;</text:span><text:span text:style-name="T49">XYZ</text:span></text:p>
          </table:table-cell>
          <table:table-cell office:value-type="string" calcext:value-type="string">
            <text:p><text:span text:style-name="T46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51">(&lt;TS&gt;)</text:span><text:span text:style-name="T52"> </text:span><text:span text:style-name="T56">41h</text:span><text:span text:style-name="T57"> </text:span><text:span text:style-name="T56">42h</text:span><text:span text:style-name="T57"> </text:span><text:span text:style-name="T56">43h</text:span><text:span text:style-name="T57"> </text:span><text:span text:style-name="T56">44h</text:span><text:span text:style-name="T57"> </text:span><text:span text:style-name="T58">&lt;BEL&gt;</text:span><text:span text:style-name="T59"> </text:span><text:span text:style-name="T56">58h</text:span><text:span text:style-name="T57"> </text:span><text:span text:style-name="T56">59h</text:span><text:span text:style-name="T57"> </text:span><text:span text:style-name="T56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51">(&lt;TS&gt;)</text:span><text:span text:style-name="T52"> </text:span><text:span text:style-name="T56">A</text:span><text:span text:style-name="T57"> </text:span><text:span text:style-name="T56">B</text:span><text:span text:style-name="T57"> </text:span><text:span text:style-name="T56">C</text:span><text:span text:style-name="T57"> </text:span><text:span text:style-name="T56">D</text:span><text:span text:style-name="T57"> </text:span><text:span text:style-name="T58">&lt;BEL&gt;</text:span><text:span text:style-name="T59"> </text:span><text:span text:style-name="T56">X</text:span><text:span text:style-name="T57"> </text:span><text:span text:style-name="T56">Y</text:span><text:span text:style-name="T57"> </text:span><text:span text:style-name="T56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51">(&lt;TS&gt;)</text:span><text:span text:style-name="T52"> </text:span><text:span text:style-name="T56">ABCD</text:span><text:span text:style-name="T60">&lt;BEL&gt;</text:span><text:span text:style-name="T56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51">(&lt;TS&gt;)</text:span><text:span text:style-name="T52"> </text:span><text:span text:style-name="T56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61">(&lt;TS&gt;)</text:span><text:span text:style-name="T62"> </text:span><text:span text:style-name="T63">ABCDE</text:span></text:p>
            <text:p><text:span text:style-name="T61">(&lt;TS&gt;)</text:span><text:span text:style-name="T62"> </text:span><text:span text:style-name="T63">ABCD</text:span></text:p>
            <text:p><text:span text:style-name="T61">(&lt;TS&gt;)</text:span><text:span text:style-name="T62"> </text:span><text:span text:style-name="T63">ABC</text:span></text:p>
            <text:p><text:span text:style-name="T61">(&lt;TS&gt;)</text:span><text:span text:style-name="T62"> </text:span><text:span text:style-name="T63">AB</text:span></text:p>
            <text:p><text:span text:style-name="T61">(&lt;TS&gt;)</text:span><text:span text:style-name="T62"> </text:span><text:span text:style-name="T63">A</text:span></text:p>
            <text:p><text:span text:style-name="T61">(&lt;TS&gt;)</text:span><text:span text:style-name="T62"> </text:span></text:p>
            <text:p><text:span text:style-name="T61">(&lt;TS&gt;)</text:span><text:span text:style-name="T6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51">(&lt;TS&gt;)</text:span><text:span text:style-name="T52"> </text:span><text:span text:style-name="T56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61">(&lt;TS&gt;)</text:span><text:span text:style-name="T62"> </text:span><text:span text:style-name="T63">ABCDE</text:span></text:p>
            <text:p><text:span text:style-name="T61">(&lt;TS&gt;)</text:span><text:span text:style-name="T62"> </text:span><text:span text:style-name="T63">ABCD</text:span></text:p>
            <text:p><text:span text:style-name="T61">(&lt;TS&gt;)</text:span><text:span text:style-name="T62"> </text:span><text:span text:style-name="T63">ABC</text:span></text:p>
            <text:p><text:span text:style-name="T61">(&lt;TS&gt;)</text:span><text:span text:style-name="T62"> </text:span><text:span text:style-name="T63">AB</text:span></text:p>
            <text:p><text:span text:style-name="T61">(&lt;TS&gt;)</text:span><text:span text:style-name="T62"> </text:span><text:span text:style-name="T63">A</text:span></text:p>
            <text:p><text:span text:style-name="T61">(&lt;TS&gt;)</text:span><text:span text:style-name="T62"> </text:span></text:p>
            <text:p><text:span text:style-name="T61">(&lt;TS&gt;)</text:span><text:span text:style-name="T62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58" office:value-type="string" calcext:value-type="string">
            <text:p><text:span text:style-name="T47">(&lt;TS&gt;)</text:span><text:span text:style-name="T48"> </text:span><text:span text:style-name="T49">ABCDEF</text:span><text:span text:style-name="T50">&lt;BS&gt;&lt;BS&gt;&lt;BS&gt;&lt;BS&gt;&lt;BS&gt;&lt;BS&gt;&lt;BS&gt;&lt;BS&gt;</text:span><text:span text:style-name="T49">ABCDEF</text:span><text:span text:style-name="T50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46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E</text:span></text:p>
            <text:p><text:span text:style-name="T46">ABCDEF</text:span></text:p>
            <text:p><text:span text:style-name="T46">ABCDEFG</text:span></text:p>
            <text:p><text:span text:style-name="T46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64">A</text:span></text:p>
            <text:p><text:span text:style-name="T64">AB</text:span></text:p>
            <text:p><text:span text:style-name="T64">ABC</text:span></text:p>
            <text:p><text:span text:style-name="T64">ABCD</text:span></text:p>
            <text:p><text:span text:style-name="T64">ABCD</text:span></text:p>
            <text:p><text:span text:style-name="T64">E</text:span></text:p>
            <text:p><text:span text:style-name="T64">ABCD</text:span></text:p>
            <text:p><text:span text:style-name="T64">EF</text:span></text:p>
            <text:p><text:span text:style-name="T64">ABCD</text:span></text:p>
            <text:p><text:span text:style-name="T64">EFG</text:span></text:p>
            <text:p><text:span text:style-name="T64">ABCD</text:span></text:p>
            <text:p><text:span text:style-name="T64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64">A</text:span><text:span text:style-name="T65"> </text:span><text:span text:style-name="T66">(1)</text:span></text:p>
            <text:p><text:span text:style-name="T64">AB</text:span><text:span text:style-name="T65"> </text:span><text:span text:style-name="T66">(2)</text:span></text:p>
            <text:p><text:span text:style-name="T64">ABC</text:span><text:span text:style-name="T65"> </text:span><text:span text:style-name="T66">(3)</text:span></text:p>
            <text:p><text:span text:style-name="T64">ABCD</text:span><text:span text:style-name="T65"> </text:span><text:span text:style-name="T66">(4)</text:span></text:p>
            <text:p><text:span text:style-name="T64">ABCD</text:span><text:span text:style-name="T65"> </text:span><text:span text:style-name="T66">(4)</text:span></text:p>
            <text:p><text:span text:style-name="T64">E</text:span><text:span text:style-name="T65"> </text:span><text:span text:style-name="T66">(1)</text:span></text:p>
            <text:p><text:span text:style-name="T64">ABCD</text:span><text:span text:style-name="T65"> </text:span><text:span text:style-name="T66">(4)</text:span></text:p>
            <text:p><text:span text:style-name="T64">EF</text:span><text:span text:style-name="T65"> </text:span><text:span text:style-name="T66">(2)</text:span></text:p>
            <text:p><text:span text:style-name="T64">ABCD</text:span><text:span text:style-name="T65"> </text:span><text:span text:style-name="T66">(4)</text:span></text:p>
            <text:p><text:span text:style-name="T64">EFG</text:span><text:span text:style-name="T65"> </text:span><text:span text:style-name="T66">(3)</text:span></text:p>
            <text:p><text:span text:style-name="T64">ABCD</text:span><text:span text:style-name="T65"> </text:span><text:span text:style-name="T66">(4)</text:span></text:p>
            <text:p><text:span text:style-name="T64">EFGH</text:span><text:span text:style-name="T65"> </text:span><text:span text:style-name="T66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64">A</text:span><text:span text:style-name="T67">&lt;CR&gt;&lt;LF&gt;</text:span><text:span text:style-name="T68"> </text:span><text:span text:style-name="T66">(3)</text:span></text:p>
            <text:p><text:span text:style-name="T64">AB</text:span><text:span text:style-name="T67">&lt;CR&gt;&lt;LF&gt;</text:span><text:span text:style-name="T68"> </text:span><text:span text:style-name="T66">(4)</text:span></text:p>
            <text:p><text:span text:style-name="T64">ABC</text:span><text:span text:style-name="T67">&lt;CR&gt;</text:span><text:span text:style-name="T68"> </text:span><text:span text:style-name="T66">(4)</text:span></text:p>
            <text:p><text:span text:style-name="T69">&lt;LF&gt;</text:span><text:span text:style-name="T70"> </text:span><text:span text:style-name="T71">(1)</text:span></text:p>
            <text:p><text:span text:style-name="T64">ABCD</text:span><text:span text:style-name="T65"> </text:span><text:span text:style-name="T66">(4)</text:span></text:p>
            <text:p><text:span text:style-name="T69">&lt;CR&gt;&lt;LF&gt;</text:span><text:span text:style-name="T70"> </text:span><text:span text:style-name="T71">(2)</text:span></text:p>
            <text:p><text:span text:style-name="T64">ABCD</text:span><text:span text:style-name="T65"> </text:span><text:span text:style-name="T66">(4)</text:span></text:p>
            <text:p><text:span text:style-name="T64">E</text:span><text:span text:style-name="T67">&lt;CR&gt;&lt;LF&gt;</text:span><text:span text:style-name="T68"> </text:span><text:span text:style-name="T66">(3)</text:span></text:p>
            <text:p><text:span text:style-name="T64">ABCD</text:span><text:span text:style-name="T65"> </text:span><text:span text:style-name="T66">(4)</text:span></text:p>
            <text:p><text:span text:style-name="T64">EF</text:span><text:span text:style-name="T67">&lt;CR&gt;&lt;LF&gt;</text:span><text:span text:style-name="T68"> </text:span><text:span text:style-name="T66">(4)</text:span></text:p>
            <text:p><text:span text:style-name="T64">ABCD</text:span><text:span text:style-name="T65"> </text:span><text:span text:style-name="T66">(4)</text:span></text:p>
            <text:p><text:span text:style-name="T64">EFG</text:span><text:span text:style-name="T67">&lt;CR&gt;</text:span><text:span text:style-name="T68"> </text:span><text:span text:style-name="T66">(4)</text:span></text:p>
            <text:p><text:span text:style-name="T69">&lt;LF&gt;</text:span><text:span text:style-name="T70"> </text:span><text:span text:style-name="T71">(1)</text:span></text:p>
            <text:p><text:span text:style-name="T64">ABCD</text:span><text:span text:style-name="T65"> </text:span><text:span text:style-name="T66">(4)</text:span></text:p>
            <text:p><text:span text:style-name="T64">EFGH</text:span><text:span text:style-name="T65"> </text:span><text:span text:style-name="T66">(4)</text:span></text:p>
            <text:p><text:span text:style-name="T69">&lt;CR&gt;&lt;LF&gt;</text:span><text:span text:style-name="T70"> </text:span><text:span text:style-name="T71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64">A</text:span><text:span text:style-name="T65"> </text:span><text:span text:style-name="T66">(1)</text:span></text:p>
            <text:p><text:span text:style-name="T64">AB</text:span><text:span text:style-name="T65"> </text:span><text:span text:style-name="T66">(2)</text:span></text:p>
            <text:p><text:span text:style-name="T64">ABC</text:span><text:span text:style-name="T65"> </text:span><text:span text:style-name="T66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64">A</text:span><text:span text:style-name="T67">&lt;CR&gt;&lt;LF&gt;</text:span><text:span text:style-name="T68"> </text:span><text:span text:style-name="T66">(3)</text:span></text:p>
            <text:p><text:span text:style-name="T64">AB</text:span><text:span text:style-name="T65"> </text:span><text:span text:style-name="T66">(2)</text:span></text:p>
            <text:p><text:span text:style-name="T64">ABC</text:span><text:span text:style-name="T67">&lt;CR&gt;&lt;LF&gt;</text:span><text:span text:style-name="T68"> </text:span><text:span text:style-name="T66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64">A</text:span><text:span text:style-name="T67">&lt;CR&gt;&lt;LF&gt;</text:span><text:span text:style-name="T68"> </text:span><text:span text:style-name="T66">(3)</text:span></text:p>
            <text:p><text:span text:style-name="T64">AB</text:span><text:span text:style-name="T65"> </text:span><text:span text:style-name="T66">(2)</text:span></text:p>
            <text:p><text:span text:style-name="T64">ABC</text:span><text:span text:style-name="T67">&lt;CR&gt;&lt;LF&gt;</text:span><text:span text:style-name="T68"> </text:span><text:span text:style-name="T66">(5)</text:span></text:p>
            <text:p><text:span text:style-name="T64">ABCD</text:span><text:span text:style-name="T65"> </text:span><text:span text:style-name="T66">(4)</text:span></text:p>
          </table:table-cell>
          <table:table-cell office:value-type="string" calcext:value-type="string">
            <text:p/>
            <text:p/>
            <text:p><text:span text:style-name="T75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72">@</text:span><text:span text:style-name="T7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72">@</text:span><text:span text:style-name="T7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64">\h</text:span><text:span text:style-name="T6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64">\h(</text:span><text:span text:style-name="T6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64">\h(4</text:span><text:span text:style-name="T6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64">\h(40</text:span><text:span text:style-name="T6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64">\h(40)</text:span><text:span text:style-name="T6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46">Sending "\h" which was fine without escapes will now lead to an error (bug #469).</text:span></text:p>
            <text:p>Either, clear text, or, escapes have to be disabled first and then fix text.</text:p>
            <text:p><text:span text:style-name="T46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46">A [Enter]</text:span></text:p>
            <text:p><text:span text:style-name="T46">B [Enter]</text:span></text:p>
          </table:table-cell>
          <table:table-cell table:style-name="ce58" office:value-type="string" calcext:value-type="string">
            <text:p><text:span text:style-name="T47">(&lt;TS&gt;)</text:span><text:span text:style-name="T48"> </text:span><text:span text:style-name="T74">A</text:span><text:span text:style-name="T65"> </text:span><text:span text:style-name="T66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</table:table-cell>
          <table:table-cell table:style-name="ce58" office:value-type="string" calcext:value-type="string">
            <text:p><text:span text:style-name="T75">(&lt;TS&gt;</text:span><text:span text:style-name="T47">)</text:span><text:span text:style-name="T48"> </text:span><text:span text:style-name="T74">A</text:span><text:span text:style-name="T65"> </text:span><text:span text:style-name="T66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63"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</text:span><text:span text:style-name="T47">)</text:span><text:span text:style-name="T48"> </text:span><text:span text:style-name="T81">&lt;NUL&gt;</text:span></text:p>
          </table:table-cell>
          <table:table-cell table:style-name="ce56"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</text:span><text:span text:style-name="T51">)</text:span><text:span text:style-name="T52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6"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)</text:span><text:span text:style-name="T76"> </text:span><text:span text:style-name="T82">&lt;NUL&gt;</text:span></text:p>
            <text:p><text:span text:style-name="T75">(&lt;TS&gt;</text:span><text:span text:style-name="T51">)</text:span><text:span text:style-name="T52">  </text:span><text:span text:style-name="T83">(0)</text:span></text:p>
          </table:table-cell>
          <table:table-cell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)</text:span><text:span text:style-name="T76">  </text:span><text:span text:style-name="T87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6"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)</text:span><text:span text:style-name="T76"> </text:span><text:span text:style-name="T82">&lt;NUL&gt;</text:span></text:p>
            <text:p><text:span text:style-name="T75">(&lt;TS&gt;</text:span><text:span text:style-name="T84">)</text:span><text:span text:style-name="T85">  </text:span><text:span text:style-name="T86">(0)</text:span></text:p>
            <text:p><text:span text:style-name="T75">(&lt;TS&gt;</text:span><text:span text:style-name="T51">)</text:span><text:span text:style-name="T52">  </text:span><text:span text:style-name="T83">(0)</text:span></text:p>
          </table:table-cell>
          <table:table-cell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)</text:span><text:span text:style-name="T76">  </text:span><text:span text:style-name="T87">(0)</text:span></text:p>
            <text:p><text:span text:style-name="T75">(&lt;TS&gt;)</text:span><text:span text:style-name="T76">  </text:span><text:span text:style-name="T87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6"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)</text:span><text:span text:style-name="T76"> </text:span><text:span text:style-name="T82">&lt;NUL&gt;</text:span></text:p>
            <text:p><text:span text:style-name="T75">(&lt;TS&gt;</text:span><text:span text:style-name="T84">)</text:span><text:span text:style-name="T85">  </text:span><text:span text:style-name="T86">(0)</text:span></text:p>
            <text:p><text:span text:style-name="T75">(&lt;TS&gt;</text:span><text:span text:style-name="T51">)</text:span><text:span text:style-name="T52">  </text:span><text:span text:style-name="T83">(0)</text:span></text:p>
            <text:p><text:span text:style-name="T75">(&lt;TS&gt;</text:span><text:span text:style-name="T47">)</text:span><text:span text:style-name="T48"> </text:span><text:span text:style-name="T49">OK</text:span><text:span text:style-name="T65"> </text:span><text:span text:style-name="T66">(2)</text:span></text:p>
          </table:table-cell>
          <table:table-cell office:value-type="string" calcext:value-type="string">
            <text:p><text:span text:style-name="T75">(&lt;TS&gt;)</text:span><text:span text:style-name="T76"> </text:span><text:span text:style-name="T80">A</text:span><text:span text:style-name="T78"> </text:span><text:span text:style-name="T79">(1)</text:span></text:p>
            <text:p><text:span text:style-name="T75">(&lt;TS&gt;)</text:span><text:span text:style-name="T76"> </text:span><text:span text:style-name="T77">B</text:span><text:span text:style-name="T78"> </text:span><text:span text:style-name="T79">(1)</text:span></text:p>
            <text:p><text:span text:style-name="T75">(&lt;TS&gt;)</text:span><text:span text:style-name="T76">  </text:span><text:span text:style-name="T87">(0)</text:span></text:p>
            <text:p><text:span text:style-name="T75">(&lt;TS&gt;)</text:span><text:span text:style-name="T76">  </text:span><text:span text:style-name="T87">(0)</text:span></text:p>
            <text:p><text:span text:style-name="T75">(&lt;TS&gt;)</text:span><text:span text:style-name="T76"> </text:span><text:span text:style-name="T80">OK</text:span><text:span text:style-name="T78"> </text:span><text:span text:style-name="T79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46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46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46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51">(&gt;&gt;)</text:span><text:span text:style-name="T52"> </text:span><text:span text:style-name="T56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46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51">(&gt;&gt;)</text:span><text:span text:style-name="T52"> </text:span><text:span text:style-name="T56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46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47">(&gt;&gt;)</text:span><text:span text:style-name="T48"> </text:span><text:span text:style-name="T49">ABC</text:span></text:p>
            <text:p><text:span text:style-name="T88">(&gt;&gt;)</text:span><text:span text:style-name="T70"> </text:span><text:span text:style-name="T49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46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51">(&gt;&gt;)</text:span><text:span text:style-name="T52"> </text:span><text:span text:style-name="T56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46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46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46">For "ABC\!(EOL)xyz" this does not apply =&gt; 3 chunks</text:span></text:p>
          </table:table-cell>
          <table:table-cell table:style-name="ce56" office:value-type="string" calcext:value-type="string">
            <text:p><text:span text:style-name="T51">(&gt;&gt;)</text:span><text:span text:style-name="T52"> </text:span><text:span text:style-name="T56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46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46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48"/>
        <table:table-column table:style-name="co60" table:default-cell-style-name="ce48"/>
        <table:table-column table:style-name="co61" table:default-cell-style-name="ce48"/>
        <table:table-column table:style-name="co62" table:default-cell-style-name="ce48"/>
        <table:table-column table:style-name="co63" table:default-cell-style-name="ce48"/>
        <table:table-column table:style-name="co6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46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46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46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46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78">   </text:span><text:span text:style-name="T79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46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90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88">(&lt;&lt;)</text:span><text:span text:style-name="T70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78">   </text:span><text:span text:style-name="T79"> </text:span><text:span text:style-name="T89">    in receiving terminal</text:span>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78"> </text:span><text:span text:style-name="T79">(1)</text:span><text:span text:style-name="T89">    in receiving terminal</text:span></text:p>
            <text:p><text:span text:style-name="T88">(&lt;&lt;)</text:span><text:span text:style-name="T70"> </text:span><text:span text:style-name="T74">X</text:span><text:span text:style-name="T92">&lt;CR&gt;&lt;LF&gt;</text:span><text:span text:style-name="T68"> </text:span><text:span text:style-name="T66">(3)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78"> </text:span><text:span text:style-name="T79">(1)</text:span><text:span text:style-name="T89">    in receiving terminal</text:span></text:p>
            <text:p><text:span text:style-name="T88">(&lt;&lt;)</text:span><text:span text:style-name="T70"> </text:span><text:span text:style-name="T74">X</text:span><text:span text:style-name="T92">&lt;CR&gt;&lt;LF&gt;</text:span><text:span text:style-name="T68"> </text:span><text:span text:style-name="T66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<text:span text:style-name="T46">In sending terminal:</text:span></text:p>
            <text:p>B</text:p>
            <text:p>[Enter]</text:p>
          </table:table-cell>
          <table:table-cell office:value-type="string" calcext:value-type="string">
            <text:p><text:span text:style-name="T75">(&lt;&lt;)</text:span><text:span text:style-name="T76"> </text:span><text:span text:style-name="T80">A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</text:p>
            <text:p><text:span text:style-name="T75">(&lt;&lt;)</text:span><text:span text:style-name="T76"> </text:span><text:span text:style-name="T80">B</text:span><text:span text:style-name="T78"> </text:span><text:span text:style-name="T79">(1)</text:span>    in sending terminal</text:p>
            <text:p/>
            <text:p><text:span text:style-name="T75">(&gt;&gt;)</text:span><text:span text:style-name="T76"> </text:span><text:span text:style-name="T77">A</text:span><text:span text:style-name="T78"> </text:span><text:span text:style-name="T79">(1)</text:span><text:span text:style-name="T89">  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75">(&lt;&lt;)</text:span><text:span text:style-name="T76"> </text:span><text:span text:style-name="T80">A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</text:p>
            <text:p><text:span text:style-name="T75">(&lt;&lt;)</text:span><text:span text:style-name="T76"> </text:span><text:span text:style-name="T80">B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    in sending terminal</text:p>
            <text:p/>
            <text:p><text:span text:style-name="T75">(&gt;&gt;)</text:span><text:span text:style-name="T76"> </text:span><text:span text:style-name="T77">A</text:span><text:span text:style-name="T78"> </text:span><text:span text:style-name="T79">(1)</text:span><text:span text:style-name="T89">  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<text:span text:style-name="T46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75">(&lt;&lt;)</text:span><text:span text:style-name="T76"> </text:span><text:span text:style-name="T80">A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</text:p>
            <text:p><text:span text:style-name="T75">(&lt;&lt;)</text:span><text:span text:style-name="T76"> </text:span><text:span text:style-name="T80">B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</text:p>
            <text:p><text:span text:style-name="T75">(&lt;&lt;)</text:span><text:span text:style-name="T76">  </text:span><text:span text:style-name="T87">(0) </text:span>    in sending terminal</text:p>
            <text:p/>
            <text:p><text:span text:style-name="T75">(&gt;&gt;)</text:span><text:span text:style-name="T76"> </text:span><text:span text:style-name="T77">A</text:span><text:span text:style-name="T78"> </text:span><text:span text:style-name="T79">(1)</text:span><text:span text:style-name="T89">  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5">(&lt;&lt;)</text:span><text:span text:style-name="T96"> </text:span><text:span text:style-name="T80">A</text:span><text:span text:style-name="T78"> </text:span><text:span text:style-name="T79">(1)</text:span></text:p>
            <text:p><text:span text:style-name="T75">(&lt;&lt;)</text:span><text:span text:style-name="T76"> </text:span><text:span text:style-name="T80">A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</text:p>
            <text:p><text:span text:style-name="T75">(&lt;&lt;)</text:span><text:span text:style-name="T76"> </text:span><text:span text:style-name="T80">B</text:span><text:span text:style-name="T78"> </text:span><text:span text:style-name="T79">(1)</text:span></text:p>
            <text:p><text:span text:style-name="T75">(&gt;&gt;)</text:span><text:span text:style-name="T76"> </text:span><text:span text:style-name="T77">X</text:span><text:span text:style-name="T78"> </text:span><text:span text:style-name="T79">(1)</text:span></text:p>
            <text:p><text:span text:style-name="T75">(&lt;&lt;)</text:span><text:span text:style-name="T76">  </text:span><text:span text:style-name="T87">(0)</text:span></text:p>
            <text:p><text:span text:style-name="T75">(&lt;&lt;)</text:span><text:span text:style-name="T76"> </text:span><text:span text:style-name="T80">B</text:span><text:span text:style-name="T78"> </text:span><text:span text:style-name="T79">(1)</text:span>    in sending terminal</text:p>
            <text:p/>
            <text:p><text:span text:style-name="T95">(&gt;&gt;)</text:span><text:span text:style-name="T96"> </text:span><text:span text:style-name="T77">A</text:span><text:span text:style-name="T90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77">A</text:span><text:span text:style-name="T78"> </text:span><text:span text:style-name="T79">(1)</text:span><text:span text:style-name="T89">  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CR&gt;&lt;LF&gt;</text:span><text:span text:style-name="T76"> </text:span><text:span text:style-name="T87">(2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88">(&lt;&lt;)</text:span><text:span text:style-name="T70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78">   </text:span><text:span text:style-name="T79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46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91"> </text:span><text:span text:style-name="T79">(2)</text:span><text:span text:style-name="T89">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46">In sending terminal:</text:span></text:p>
            <text:p>&lt;LF&gt;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91"> </text:span><text:span text:style-name="T79">(2)</text:span><text:span text:style-name="T97"> </text:span><text:span text:style-name="T89">in receiving terminal</text:span></text:p>
            <text:p><text:span text:style-name="T95">(&lt;&lt;)</text:span><text:span text:style-name="T9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LF&gt;</text:span><text:span text:style-name="T76"> </text:span><text:span text:style-name="T87">(1)</text:span></text:p>
          </table:table-cell>
          <table:table-cell office:value-type="string" calcext:value-type="string">
            <text:p/>
            <text:p>&lt;LF&gt; must not be shown (<text:span text:style-name="T46">was the case until YAT 2.0.0)</text:span>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</text:p>
            <text:p><text:span text:style-name="T88">(&lt;&lt;)</text:span><text:span text:style-name="T70"> </text:span><text:span text:style-name="T74">B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91"> </text:span><text:span text:style-name="T79">(2)</text:span><text:span text:style-name="T97"> </text:span><text:span text:style-name="T89">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LF&gt;</text:span><text:span text:style-name="T76"> </text:span><text:span text:style-name="T87">(1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 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93">&lt;CR&gt; </text:span><text:span text:style-name="T98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7">(&lt;&lt;)</text:span><text:span text:style-name="T48">  </text:span><text:span text:style-name="T99">(0)</text:span></text:p>
            <text:p><text:span text:style-name="T47">(&gt;&gt;)</text:span><text:span text:style-name="T48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93">&lt;CR&gt;</text:span><text:span text:style-name="T76"> </text:span><text:span text:style-name="T87">(1)</text:span><text:span text:style-name="T98">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46">In sending terminal:</text:span></text:p>
            <text:p>&lt;LF&gt;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 </text:span><text:span text:style-name="T99">(0)</text:span></text:p>
            <text:p><text:span text:style-name="T47">(&gt;&gt;)</text:span><text:span text:style-name="T48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93">&lt;CR&gt;</text:span><text:span text:style-name="T76"> </text:span><text:span text:style-name="T87">(1)</text:span><text:span text:style-name="T98">  in receiving terminal</text:span></text:p>
            <text:p><text:span text:style-name="T95">(&lt;&lt;)</text:span><text:span text:style-name="T9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LF&gt;</text:span><text:span text:style-name="T76"> </text:span><text:span text:style-name="T87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47">(&lt;&lt;)</text:span><text:span text:style-name="T48">  </text:span><text:span text:style-name="T99">(0)</text:span></text:p>
            <text:p><text:span text:style-name="T47">(&gt;&gt;)</text:span><text:span text:style-name="T48"> </text:span><text:span text:style-name="T49">X</text:span><text:span text:style-name="T65"> </text:span><text:span text:style-name="T66">(1)</text:span></text:p>
            <text:p><text:span text:style-name="T88">(&lt;&lt;)</text:span><text:span text:style-name="T70"> </text:span><text:span text:style-name="T74">B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93">&lt;CR&gt;</text:span><text:span text:style-name="T76"> </text:span><text:span text:style-name="T87">(1)</text:span><text:span text:style-name="T98">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93">&lt;LF&gt;</text:span><text:span text:style-name="T76"> </text:span><text:span text:style-name="T87">(1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88">(&lt;&lt;)</text:span><text:span text:style-name="T70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78">   </text:span><text:span text:style-name="T79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46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91"> </text:span><text:span text:style-name="T79">(2)</text:span><text:span text:style-name="T89">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46">In sending terminal:</text:span></text:p>
            <text:p>B&lt;LF&gt;</text:p>
          </table:table-cell>
          <table:table-cell table:number-columns-repeated="102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</text:p>
            <text:p><text:span text:style-name="T88">(&lt;&lt;)</text:span><text:span text:style-name="T70"> </text:span><text:span text:style-name="T100">&lt;CR&gt;</text:span><text:span text:style-name="T74">B</text:span><text:span text:style-name="T92">&lt;LF&gt;</text:span> 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91"> </text:span><text:span text:style-name="T79">(2)</text:span><text:span text:style-name="T89"> in receiving terminal</text:span></text:p>
            <text:p><text:span text:style-name="T95">(&lt;&lt;)</text:span><text:span text:style-name="T9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77">B</text:span><text:span text:style-name="T90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3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A</text:span><text:span text:style-name="T65"> </text:span><text:span text:style-name="T66">(1)</text:span></text:p>
            <text:p><text:span text:style-name="T88">(&gt;&gt;)</text:span><text:span text:style-name="T70"> </text:span><text:span text:style-name="T49">X</text:span><text:span text:style-name="T65"> </text:span><text:span text:style-name="T66">(1)</text:span></text:p>
            <text:p><text:span text:style-name="T88">(&lt;&lt;)</text:span><text:span text:style-name="T70"> </text:span><text:span text:style-name="T100">&lt;CR&gt;</text:span><text:span text:style-name="T74">B</text:span><text:span text:style-name="T92">&lt;LF&gt;</text:span><text:span text:style-name="T68"> </text:span><text:span text:style-name="T66">(3)</text:span>  in sending terminal</text:p>
            <text:p/>
            <text:p><text:span text:style-name="T75">(&gt;&gt;)</text:span><text:span text:style-name="T76"> </text:span><text:span text:style-name="T77">A</text:span><text:span text:style-name="T90">&lt;CR&gt;</text:span><text:span text:style-name="T91"> </text:span><text:span text:style-name="T79">(2)</text:span><text:span text:style-name="T89"> in receiving terminal</text:span></text:p>
            <text:p><text:span text:style-name="T95">(&lt;&lt;)</text:span><text:span text:style-name="T9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77">B</text:span><text:span text:style-name="T90">&lt;LF&gt;&lt;CR&gt;&lt;LF&gt;</text:span><text:span text:style-name="T91"> </text:span><text:span text:style-name="T79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74"> </text:span><text:span text:style-name="T65">   </text:span><text:span text:style-name="T66"> </text:span>    in sending terminal</text:p>
            <text:p/>
            <text:p><text:span text:style-name="T75">(&gt;&gt;)</text:span><text:span text:style-name="T76"> </text:span><text:span text:style-name="T93">&lt;CR&gt; </text:span><text:span text:style-name="T98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7">(&lt;&lt;)</text:span><text:span text:style-name="T48">  </text:span><text:span text:style-name="T99">(0)</text:span></text:p>
            <text:p><text:span text:style-name="T47">(&gt;&gt;)</text:span><text:span text:style-name="T48"> </text:span><text:span text:style-name="T49">X</text:span><text:span text:style-name="T65"> </text:span><text:span text:style-name="T66">(1)</text:span>    in sending terminal</text:p>
            <text:p/>
            <text:p><text:span text:style-name="T75">(&gt;&gt;)</text:span><text:span text:style-name="T76"> </text:span><text:span text:style-name="T93">&lt;CR&gt;</text:span><text:span text:style-name="T76"> </text:span><text:span text:style-name="T87">(1)</text:span><text:span text:style-name="T98">  in receiving terminal</text:span></text:p>
            <text:p><text:span text:style-name="T75">(&lt;&lt;)</text:span><text:span text:style-name="T76"> </text:span><text:span text:style-name="T80">X</text:span><text:span text:style-name="T94">&lt;CR&gt;&lt;LF&gt;</text:span><text:span text:style-name="T91"> </text:span><text:span text:style-name="T79">(3)</text:span>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47">(&lt;&lt;)</text:span><text:span text:style-name="T48">  </text:span><text:span text:style-name="T99">(0)</text:span></text:p>
            <text:p><text:span text:style-name="T47">(&gt;&gt;)</text:span><text:span text:style-name="T48"> </text:span><text:span text:style-name="T49">X</text:span><text:span text:style-name="T65"> </text:span><text:span text:style-name="T66">(1)</text:span></text:p>
            <text:p><text:span text:style-name="T88">(&lt;&lt;)</text:span><text:span text:style-name="T70"> </text:span><text:span text:style-name="T100">&lt;CR&gt;</text:span><text:span text:style-name="T74">B</text:span><text:span text:style-name="T65"> </text:span><text:span text:style-name="T66">(2)</text:span>  in sending terminal</text:p>
            <text:p/>
            <text:p><text:span text:style-name="T75">(&gt;&gt;)</text:span><text:span text:style-name="T76"> </text:span><text:span text:style-name="T93">&lt;CR&gt;</text:span><text:span text:style-name="T76"> </text:span><text:span text:style-name="T87">(1)</text:span><text:span text:style-name="T98">  in receiving terminal</text:span></text:p>
            <text:p><text:span text:style-name="T95">(&lt;&lt;)</text:span><text:span text:style-name="T96"> </text:span><text:span text:style-name="T80">X</text:span><text:span text:style-name="T94">&lt;CR&gt;&lt;LF&gt;</text:span><text:span text:style-name="T91"> </text:span><text:span text:style-name="T79">(3)</text:span></text:p>
            <text:p><text:span text:style-name="T75">(&gt;&gt;)</text:span><text:span text:style-name="T76"> </text:span><text:span text:style-name="T77">B</text:span><text:span text:style-name="T90">&lt;CR&gt;&lt;LF&gt;</text:span><text:span text:style-name="T91"> </text:span><text:span text:style-name="T79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46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101">Note that display elements are text-only and no longer contain the underlying typed</text:span></text:p>
            <text:p><text:span text:style-name="T101">information such as the time stamp of the origin. Since the XML schema is strongly-</text:span></text:p>
            <text:p><text:span text:style-name="T101">typed again, the items need to be reconstructed. Not optimal, but simply a trade-off</text:span></text:p>
            <text:p><text:span text:style-name="T101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5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46">Exception details can be shown</text:span></text:p>
            <text:p>Exception contains inner exception (level1)</text:p>
            <text:p><text:span text:style-name="T46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46">Exception details can be shown</text:span></text:p>
            <text:p>Exception contains inner exception (level1)</text:p>
            <text:p><text:span text:style-name="T46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46">Exception details can be shown</text:span></text:p>
            <text:p>Exception contains inner exception (level1)</text:p>
            <text:p><text:span text:style-name="T46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46">Exception details can be shown</text:span></text:p>
            <text:p>Exception contains inner exception (level1)</text:p>
            <text:p><text:span text:style-name="T46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46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3"/>
          <table:table-cell office:value-type="string" calcext:value-type="string">
            <text:p>"Help &gt; About" &gt; Click slightly above the right end of the 2<text:span text:style-name="T5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slightly above the right end of the 3<text:span text:style-name="T54">rd</text:span> line</text:p>
          </table:table-cell>
          <table:table-cell office:value-type="string" calcext:value-type="string">
            <text:p>Repeat steps above, except <text:span text:style-name="T102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09:53:35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15M2S</meta:editing-duration>
    <meta:editing-cycles>487</meta:editing-cycles>
    <meta:generator>LibreOffice/6.1.1.2$Windows_X86_64 LibreOffice_project/5d19a1bfa650b796764388cd8b33a5af1f5baa1b</meta:generator>
    <dc:date>2019-10-01T09:55:27.588000000</dc:date>
    <meta:print-date>2013-02-02T14:44:49.07</meta:print-date>
    <meta:document-statistic meta:table-count="13" meta:cell-count="1952" meta:object-count="0"/>
    <meta:user-defined meta:name="Info 1"/>
    <meta:user-defined meta:name="Info 2"/>
    <meta:user-defined meta:name="Info 3"/>
    <meta:user-defined meta:name="Info 4"/>
  </office:meta>
</office:document-meta>
</file>